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left" draw:textarea-vertical-align="top" draw:auto-grow-height="false"/>
    </style:style>
    <style:style style:name="gr7" style:family="graphic" style:parent-style-name="standard">
      <style:graphic-properties draw:fill="solid" draw:fill-color="#e6e6ff" draw:textarea-horizontal-align="left" draw:textarea-vertical-align="top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16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5.908cm" svg:height="5.842cm" svg:x="1.016cm" svg:y="0.508cm">
          <text:p text:style-name="P1">Mysq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08cm" svg:height="5.842cm" svg:x="1.016cm" svg:y="14.732cm">
          <text:p text:style-name="P1">Q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08cm" svg:height="7.366cm" svg:x="1.016cm" svg:y="6.858cm">
          <text:p text:style-name="P1">ph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51cm" svg:height="6.35cm" svg:x="7.62cm" svg:y="7.366cm">
          <text:list text:style-name="L1">
            <text:list-item>
              <text:p text:style-name="P2">Afficher infos client</text:p>
            </text:list-item>
            <text:list-item>
              <text:p text:style-name="P2"><text:tab/>Afficher la liste des traitements</text:p>
            </text:list-item>
            <text:list-item>
              <text:p text:style-name="P2"><text:tab/><text:tab/><text:tab/>Montrer les détails des traitments</text:p>
            </text:list-item>
            <text:list-item>
              <text:p text:style-name="P2">Modifier les infos</text:p>
            </text:list-item>
            <text:list-item>
              <text:p text:style-name="P2"><text:tab/>Créer un nouveau traitement</text:p>
            </text:list-item>
          </text:list>
          <text:p text:style-name="P2"/>
          <text:p text:style-name="P2"><text:span text:style-name="T1">Chaque traitment doit pouvoir “contenir” (a choix) une facture qui est sauvée </text:span></text:p>
          <text:p text:style-name="P2"><text:span text:style-name="T1">dans une BDD à part, accecible par le programme qui gère les factu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4.318cm" svg:x="4.826cm" svg:y="16.002cm">
          <text:p text:style-name="P3">Choix client</text:p>
          <text:p text:style-name="P3">Ou Nouveau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382cm" svg:height="3.81cm" svg:x="3.81cm" svg:y="1.524cm">
          <text:p text:style-name="P3">BDD</text:p>
          <text:p text:style-name="P3">Des client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3.81cm" svg:x="15.494cm" svg:y="1.524cm">
          <text:p text:style-name="P3">BDD</text:p>
          <text:p text:style-name="P3">Des facture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3.81cm" svg:x="14.986cm" svg:y="15.748cm">
          <text:p text:style-name="P3">Affichage du php avec</text:p>
          <text:p text:style-name="P3">WebKit/Q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34cm" svg:height="2.032cm" svg:x="-0.308cm" svg:y="15.494cm">
          <text:p text:style-name="P3">GUI Qt sobre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778cm" svg:height="2.794cm" svg:x="8.474cm" svg:y="13.4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2.032cm" svg:height="2.794cm" svg:x="17.018cm" svg:y="13.462cm">
          <text:p/>
          <draw:enhanced-geometry svg:viewBox="0 0 21600 21600" draw:text-areas="?f0 0 ?f2 ?f5" draw:type="down-arrow" draw:modifiers="15530.5785123967 6097.459749552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524cm" svg:height="2.54cm" svg:x="17.526cm" svg:y="5.08cm">
          <text:p/>
          <draw:enhanced-geometry svg:viewBox="0 0 21600 21600" draw:text-areas="?f0 ?f8 ?f2 ?f9" draw:type="up-down-arrow" draw:modifiers="6359.60655737705 6693.5563207083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1.27cm" svg:height="10.668cm" svg:x="5.334cm" svg:y="5.334cm">
          <text:p/>
          <draw:enhanced-geometry svg:viewBox="0 0 21600 21600" draw:text-areas="?f0 0 ?f2 ?f5" draw:type="down-arrow" draw:modifiers="19362.7154229726 6406.9236821400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524cm" svg:height="2.54cm" svg:x="9.144cm" svg:y="5.08cm">
          <text:p/>
          <draw:enhanced-geometry svg:viewBox="0 0 21600 21600" draw:text-areas="?f0 ?f8 ?f2 ?f9" draw:type="up-down-arrow" draw:modifiers="6359.60655737705 6693.5563207083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ite php</text:p>
          </draw:text-box>
        </draw:frame>
        <draw:custom-shape draw:style-name="gr6" draw:text-style-name="P4" draw:layer="layout" svg:width="8.636cm" svg:height="9.119cm" svg:x="7.62cm" svg:y="4.089cm">
          <text:p text:style-name="P4"><text:span text:style-name="T2">Information du 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26cm" svg:height="4.826cm" svg:x="11.176cm" svg:y="8.128cm">
          <text:p text:style-name="P5"><text:span text:style-name="T2">Liste des</text:span></text:p>
          <text:p text:style-name="P5"><text:span text:style-name="T2">Traite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112cm" svg:height="5.842cm" svg:x="5.842cm" svg:y="14.478cm">
          <text:p text:style-name="P3">Page pour</text:p>
          <text:p text:style-name="P3">Modifier/créer</text:p>
          <text:p text:style-name="P3">Un cli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112cm" svg:height="6.096cm" svg:x="17.018cm" svg:y="14.224cm">
          <text:p text:style-name="P3"/>
          <text:p text:style-name="P3"/>
          <text:p text:style-name="P3">Page pour</text:p>
          <text:p text:style-name="P3">Modifier/créer</text:p>
          <text:p text:style-name="P3">Un traitement</text:p>
          <text:p text:style-name="P3"/>
          <text:p text:style-name="P3"><text:span text:style-name="T1">Afficher un schéma des os du dos</text:span></text:p>
          <text:p text:style-name="P3"><text:span text:style-name="T1">Avec posibilité d'y mettre des sigl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318cm" svg:height="1.27cm" draw:transform="rotate (-0.785398163397449) translate (15.489cm 11.797cm)">
          <text:p text:style-name="P3">nouveau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318cm" svg:height="1.27cm" svg:x="3.81cm" svg:y="7.112cm">
          <text:p text:style-name="P3">nouveau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318cm" svg:height="1.27cm" draw:transform="rotate (-1.5707963267949) translate (9.906cm 10.668cm)">
          <text:p text:style-name="P3">modifier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7.112cm" svg:height="6.096cm" svg:x="18.796cm" svg:y="5.334cm">
          <text:p text:style-name="P3">Page pour</text:p>
          <text:p text:style-name="P3">Afficher</text:p>
          <text:p text:style-name="P3">Un traitem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318cm" svg:height="1.27cm" svg:x="15.24cm" svg:y="9.652cm">
          <text:p text:style-name="P3">affich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318cm" svg:height="1.27cm" draw:transform="rotate (-1.5707963267949) translate (22.606cm 10.668cm)">
          <text:p text:style-name="P3">modifi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12.446cm" svg:height="6.35cm" svg:x="14.478cm" svg:y="3.048cm">
          <text:p text:style-name="P1">Mysql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08cm" svg:height="9.906cm" svg:x="1.016cm" svg:y="10.16cm">
          <text:p text:style-name="P1">Q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4.318cm" svg:x="18.542cm" svg:y="4.064cm">
          <text:p text:style-name="P3">BDD</text:p>
          <text:p text:style-name="P3">Des factures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5.908cm" svg:height="1.826cm" svg:x="1.016cm" svg:y="1.016cm">
          <draw:text-box>
            <text:p text:style-name="P3"><text:span text:style-name="T3">Facturation</text:span></text:p>
          </draw:text-box>
        </draw:frame>
        <draw:custom-shape draw:style-name="gr1" draw:text-style-name="P1" draw:layer="layout" svg:width="12.954cm" svg:height="6.35cm" svg:x="1.016cm" svg:y="3.048cm">
          <text:p text:style-name="P1">Late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4.318cm" svg:x="3.556cm" svg:y="4.064cm">
          <text:p text:style-name="P3">Imprimer</text:p>
          <text:p text:style-name="P3">VBR grâce à un</text:p>
          <text:p text:style-name="P3">Fichier template</text:p>
          <text:p text:style-name="P3">prérampl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382cm" svg:height="2.54cm" svg:x="10.16cm" svg:y="5.842cm">
          <text:p text:style-name="P3">Données (nom, date...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6.51cm" svg:height="6.604cm" svg:x="5.842cm" svg:y="12.446cm">
          <text:list text:style-name="L1">
            <text:list-item>
              <text:p text:style-name="P1">Liste des factures</text:p>
              <text:list>
                <text:list-item>
                  <text:p text:style-name="P1">Filtrge par status</text:p>
                </text:list-item>
              </text:list>
            </text:list-item>
            <text:list-item>
              <text:p text:style-name="P1">Check des écritures en ligne</text:p>
            </text:list-item>
            <text:list-item>
              <text:p text:style-name="P1">Attribuer numeros de reférance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27cm" svg:height="4.064cm" svg:x="19.05cm" svg:y="8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27cm" svg:height="4.064cm" svg:x="7.366cm" svg:y="8.3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io Geiger</meta:initial-creator>
    <meta:creation-date>2012-04-23T19:52:56</meta:creation-date>
    <meta:editing-duration>PT48M53S</meta:editing-duration>
    <meta:editing-cycles>13</meta:editing-cycles>
    <dc:date>2012-04-23T21:01:23</dc:date>
    <dc:creator>Mario Geiger</dc:creator>
    <meta:generator>LibreOffice/3.4$Unix LibreOffice_project/340m1$Build-402</meta:generator>
    <meta:document-statistic meta:object-count="62"/>
  </office:meta>
</office:document-meta>
</file>